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25-08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24-07-0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23-08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20-07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18-06-1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16-06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9-08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8-06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7-06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7-06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6-10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6-06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5-10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5-06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4-10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2</text:p>
          </table:table-cell>
          <table:table-cell office:value-type="string" calcext:value-type="string">
            <text:p>17N 11E24CCBC2 (U-BA2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